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entionManagerImpl.removeHold( String absPath , Hold ho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entionManagerImpl.setRetentionPolicy( String absPath , RetentionPolicy retention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entionManagerImpl.getRetentionPolicy( String ab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entionManagerImpl.removeRetentionPolicy( String ab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entionManagerImpl.RetentionManagerImpl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entionManagerImpl.getHolds( String ab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entionManagerImpl.addHold( String absPath , String name , boolean is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